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7-1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6-1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5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4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4-0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2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5-01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12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10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9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8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7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6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5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4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3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4-02-0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12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11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10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7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7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5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4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3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3-01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12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11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10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9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8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8-0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6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5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3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3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2-01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1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9-2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8-2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7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6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5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4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3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2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1-01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12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11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10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08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07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02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20-0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10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8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4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2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3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7-01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12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11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10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9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8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7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6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6-0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4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6-03-3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11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8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6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6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4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3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5-01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12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10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9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8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7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6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5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3-19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4-01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12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11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10-2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9-26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8-29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7-31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6-2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5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4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3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2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3-01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12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11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7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6-2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5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4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3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2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12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11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10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9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8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7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6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6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4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3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1-02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1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10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7-2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6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5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4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3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3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10-01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12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11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10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8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7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6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6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5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4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3-1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2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1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9-01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11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10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9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9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6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5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4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3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3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1-1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8-01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12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10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8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5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3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2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2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7-01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12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11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10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9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8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7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6-1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5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4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3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2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6-01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12-2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11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10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9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8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7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6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5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4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3-1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2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5-01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12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11-1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10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9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7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7-0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5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4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3-1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4-01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12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11-1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10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9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8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7-1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6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5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4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3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2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3-01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12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11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10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9-1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8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7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6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5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5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4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3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2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2-01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12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10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9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8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7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5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4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2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1-01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12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9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8-3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7-2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6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5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4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3-2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2000-02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12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11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10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9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8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7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6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5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4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3-2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2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9-01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12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11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10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8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7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6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5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4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3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1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8-01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11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10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9-1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8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7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6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5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3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2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1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7-01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6-09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6-06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11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10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07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05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03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5-01-2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12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10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9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8-3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7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6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5-2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4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3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2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4-01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12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11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10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9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8-2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7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6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5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4-30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3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1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3-01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11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10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9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8-2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7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6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5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4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2-03-1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11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10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8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7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5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4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3-2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2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1-01-1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12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11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10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9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8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7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6-1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5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5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3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2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90-01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12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11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8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7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5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4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3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9-01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11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10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9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8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7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6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5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4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8-0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12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11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09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08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07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07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7-03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6-12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6-09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6-03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5-12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5-09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5-06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5-04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4-12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4-09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4-06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4-03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3-12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3-09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3-06-1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3-05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2-12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2-09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2-06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2-03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1-12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1-09-1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8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6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50073180801</text:p>
          </table:table-cell>
          <table:table-cell office:value-type="string" calcext:value-type="string">
            <text:p>S 15622. 1</text:p>
          </table:table-cell>
          <table:table-cell office:value-type="string" calcext:value-type="string">
            <text:p>195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62" meta:object-count="0"/>
    <meta:user-defined meta:name="AppVersion">3.0</meta:user-defined>
  </office:meta>
</office:document-meta>
</file>